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face style:name="Times New Roman3" svg:font-family="'Times New Roman'" style:font-family-generic="roman"/>
    <style:font-face style:name="Times New Roman4" svg:font-family="'Times New Roman'" style:font-adornments="Normal" style:font-family-generic="roman"/>
    <style:font-face style:name="Courier New1" svg:font-family="'Courier New'" style:font-family-generic="modern" style:font-pitch="fixed"/>
    <style:font-face style:name="Courier New" svg:font-family="'Courier New'" style:font-adornments="Italique"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start" style:justify-single-word="false" fo:break-before="page"/>
    </style:style>
    <style:style style:name="P2" style:family="paragraph" style:parent-style-name="Text_20_body">
      <style:text-properties fo:font-weight="normal" style:font-weight-asian="normal" style:font-weight-complex="normal"/>
    </style:style>
    <style:style style:name="P3" style:family="paragraph" style:parent-style-name="Heading" style:master-page-name="">
      <style:paragraph-properties fo:text-align="start" style:justify-single-word="false" style:page-number="auto" fo:break-before="page"/>
    </style:style>
    <style:style style:name="P4" style:family="paragraph" style:parent-style-name="Standard">
      <style:paragraph-properties fo:margin-left="0cm" fo:margin-right="0cm" fo:text-indent="0cm" style:auto-text-indent="false"/>
    </style:style>
    <style:style style:name="P5" style:family="paragraph" style:parent-style-name="Standard" style:list-style-name="L3">
      <style:paragraph-properties fo:margin-left="2cm" fo:margin-right="0cm" fo:text-indent="-0.635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5">
      <style:text-properties fo:font-weight="bold" style:font-weight-asian="bold" style:font-weight-complex="bold"/>
    </style:style>
    <style:style style:name="P9" style:family="paragraph" style:parent-style-name="List_20_1" style:list-style-name="List_20_1"/>
    <style:style style:name="P10" style:family="paragraph" style:parent-style-name="List_20_1">
      <style:text-properties style:font-name="Times New Roman"/>
    </style:style>
    <style:style style:name="P11" style:family="paragraph" style:parent-style-name="List_20_1" style:list-style-name="List_20_1">
      <style:text-properties style:font-name="Times New Roman"/>
    </style:style>
    <style:style style:name="P12" style:family="paragraph" style:parent-style-name="List_20_1">
      <style:paragraph-properties fo:margin-left="0cm" fo:margin-right="0cm" fo:text-indent="0cm" style:auto-text-indent="false"/>
    </style:style>
    <style:style style:name="P13" style:family="paragraph" style:parent-style-name="List_20_1">
      <style:paragraph-properties fo:margin-left="0.409cm" fo:margin-right="0cm" fo:text-indent="0cm" style:auto-text-indent="false"/>
    </style:style>
    <style:style style:name="P14" style:family="paragraph" style:parent-style-name="List_20_1" style:list-style-name="">
      <style:paragraph-properties fo:margin-left="2cm" fo:margin-right="0cm" fo:text-indent="0cm" style:auto-text-indent="false"/>
      <style:text-properties style:font-name="Courier New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language-asian="zxx" style:country-asian="none" style:language-complex="zxx" style:country-complex="none"/>
    </style:style>
    <style:style style:name="T5" style:family="text">
      <style:text-properties fo:language="fr" fo:country="FR"/>
    </style:style>
    <style:style style:name="T6" style:family="text">
      <style:text-properties fo:language="fr" fo:country="FR" style:language-asian="zxx" style:country-asian="none" style:language-complex="zxx" style:country-complex="none"/>
    </style:style>
    <style:style style:name="T7" style:family="text">
      <style:text-properties fo:language="fr" fo:country="FR" fo:font-weight="normal" style:font-weight-asian="normal" style:font-weight-complex="normal"/>
    </style:style>
    <style:style style:name="T8" style:family="text">
      <style:text-properties fo:language="fr" fo:country="FR" fo:font-weight="normal" style:language-asian="zxx" style:country-asian="none" style:font-weight-asian="normal" style:language-complex="zxx" style:country-complex="none" style:font-weight-complex="normal"/>
    </style:style>
    <style:style style:name="T9" style:family="text">
      <style:text-properties fo:language="fr" fo:country="FR" fo:font-weight="bold" style:language-asian="zxx" style:country-asian="none" style:font-weight-asian="bold" style:language-complex="zxx" style:country-complex="none" style:font-weight-complex="bold"/>
    </style:style>
    <style:style style:name="T10" style:family="text">
      <style:text-properties style:font-name="Times New Roman"/>
    </style:style>
    <style:style style:name="T11" style:family="text">
      <style:text-properties style:font-name="Times New Roman" fo:language="fr" fo:country="FR" fo:font-weight="normal" style:font-name-asian="DejaVu Sans Mono" style:font-weight-asian="normal" style:font-name-complex="DejaVu Sans" style:font-weight-complex="normal"/>
    </style:style>
    <style:style style:name="T12" style:family="text">
      <style:text-properties style:font-name="Times New Roman" fo:language="fr" fo:country="FR"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style:font-name="Courier New1"/>
    </style:style>
    <style:style style:name="T15" style:family="text">
      <style:text-properties style:font-name="Courier New1" fo:font-style="italic" style:font-style-asian="italic" style:font-style-complex="italic"/>
    </style:style>
    <style:style style:name="T16" style:family="text">
      <style:text-properties style:font-name="Courier New1" fo:font-style="normal" style:font-style-asian="normal" style:font-style-complex="normal"/>
    </style:style>
    <style:style style:name="T17" style:family="text">
      <style:text-properties fo:font-weight="normal" style:font-weight-asian="normal" style:font-weight-complex="normal"/>
    </style:style>
    <style:style style:name="T18" style:family="text">
      <style:text-properties style:font-name="Times New Roman3"/>
    </style:style>
    <style:style style:name="T19" style:family="text">
      <style:text-properties fo:font-size="11pt"/>
    </style:style>
    <style:style style:name="T20" style:family="text">
      <style:text-properties fo:font-size="11pt"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Identité">Polytech'Paris-Sud<text:tab/>4ème année Informatique<text:tab/>2012/2013</text:p>
      <text:p text:style-name="Heading">Projet Compilation – TP Introductif</text:p>
      <text:p text:style-name="Text_20_body"><text:span text:style-name="T1">Avant-Propos :</text:span><text:span text:style-name="T17"> </text:span><text:span text:style-name="T7">l</text:span><text:span text:style-name="T7">e but des premières séances de TP est d'introduire les outils Flex et Bison qui serviront ultérieurement dans le cadre du projet. Ils seront ici mis en </text:span><text:span text:style-name="T11">œ</text:span><text:span text:style-name="T12">uvre </text:span><text:span text:style-name="T7">sur un exemple de portée beaucoup plus réduite, afin d'en comprendre les mécanismes généraux.</text:span></text:p>
      <text:p text:style-name="P2"/>
      <text:p text:style-name="Text_20_body">Flex: générateur d'analyseur lexical à partir d'un fichier d'abréviations, d'expressions régulières et d'actions à exécuter lorsqu'on reconnaît une occurrence d'expression régulière.</text:p>
      <text:p text:style-name="Text_20_body"/>
      <text:p text:style-name="Text_20_body">Bison: générateur d'analyseur syntaxique à partir d'une grammaire LaLR(1).</text:p>
      <text:p text:style-name="Text_20_body"/>
      <text:p text:style-name="Text_20_body">Flex et Bison sont conçus pour s'intégrer facilement.</text:p>
      <text:p text:style-name="Text_20_body"/>
      <text:h text:style-name="P8" text:outline-level="5">Description du langage :</text:h>
      <text:p text:style-name="Text_20_body">Un programme est constitué d'une séquence éventuellement vide de déclarations de variables, suivie d'une expression comprise entre un <text:span text:style-name="Source_20_Text">begin</text:span> et un <text:span text:style-name="Source_20_Text">end</text:span>. Le résultat du programme est le résultat de l'évaluation de cette expression finale, qui contiendra en général des références aux variables déclarées précédemment.</text:p>
      <text:p text:style-name="Text_20_body"/>
      <text:p text:style-name="Text_20_body">Une déclaration de variable est constituée du nom de la variable, suivi du symbole <text:span text:style-name="Source_20_Text">:=</text:span>, d'une expression arithmétique à valeurs entières et est terminée <text:span text:style-name="T10">par </text:span><text:span text:style-name="T14">'</text:span><text:span text:style-name="Source_20_Text"><text:span text:style-name="T14">;'</text:span></text:span>. L'expression ne doit référencer que des variables définies au préalable. Une variable ne peut être déclarée qu'une fois dans la séquence de déclarations.</text:p>
      <text:p text:style-name="Text_20_body"/>
      <text:p text:style-name="Text_20_body">Toutes les variables de l'expression finale doivent avoir été déclarées au préalable.</text:p>
      <text:p text:style-name="Text_20_body"/>
      <text:p text:style-name="Text_20_body">Les expressions peuvent comporter des variables, des constantes entières, les opérateurs arithmétiques et de comparaison habituels (en notant <text:span text:style-name="Source_20_Text">=</text:span> <text:s/>l'égalité, et <text:span text:style-name="Source_20_Text">&lt;&gt;</text:span> la non-égalité), une construction <text:span text:style-name="Source_20_Text">if then else</text:span> qui a la valeur d'une expression (ie. il y a toujours une partie <text:span text:style-name="Source_20_Text">else</text:span> de façon que le <text:span text:style-name="Source_20_Text">if then else</text:span> renvoie toujours une valeur), ainsi qu'une instruction <text:span text:style-name="Source_20_Text">get()</text:span> qui permettra lors de l'exécution du programme de lire une valeur entière dans un fichier de données passé en paramètre au lancement de l'interprète. Les opérateurs ont leurs précédence et associativité habituelles et le parenthésage permet de grouper les opérandes si besoin.</text:p>
      <text:p text:style-name="Text_20_body"/>
      <text:p text:style-name="Text_20_body">Il existe aussi une construction <text:span text:style-name="Source_20_Text">put(str, int)</text:span>, qui prend en paramètre une chaîne de caractères (au format des chaînes en C) et une expression entière : <text:span text:style-name="Source_20_Text">put</text:span> évalue l'expression, puis imprime ses deux paramètres de gauche à droite et renvoie la valeur de l'expression.</text:p>
      <text:p text:style-name="Text_20_body"/>
      <text:p text:style-name="Text_20_body">Enfin, on peut écrire des commentaires, comme dans le langage C.</text:p>
      <text:p text:style-name="Text_20_body"/>
      <text:h text:style-name="Heading_20_5" text:outline-level="5">Exemple de programme dans ce langage</text:h>
      <text:p text:style-name="Text_20_body"><text:span text:style-name="Source_20_Text">x := 3;</text:span></text:p>
      <text:p text:style-name="Text_20_body"><text:span text:style-name="Source_20_Text">y := 12 + x;</text:span></text:p>
      <text:p text:style-name="Text_20_body"><text:span text:style-name="Source_20_Text"><text:span text:style-name="T15">/* La valeur retournée par </text:span></text:span><text:span text:style-name="Source_20_Text"><text:span text:style-name="T16">get</text:span></text:span><text:span text:style-name="Source_20_Text"><text:span text:style-name="T15"> ne sera connue qu'à l'exécution */</text:span></text:span></text:p>
      <text:p text:style-name="Text_20_body"><text:span text:style-name="Source_20_Text">z := x + 2 * get(); </text:span></text:p>
      <text:p text:style-name="Text_20_body"><text:span text:style-name="Source_20_Text">t := if z &gt; y then put("Then:", x + 3) else y + 3;</text:span></text:p>
      <text:p text:style-name="Text_20_body"><text:span text:style-name="Source_20_Text">t2 := if get() &lt;&gt; 0 then 1 / 0 else 1 ;</text:span></text:p>
      <text:p text:style-name="Text_20_body"><text:span text:style-name="Source_20_Text">begin </text:span></text:p>
      <text:p text:style-name="Text_20_body"><text:span text:style-name="Source_20_Text"><text:s text:c="3"/>put("Résultat", if t = z then x * y + z * t else 1 * z)</text:span></text:p>
      <text:p text:style-name="Text_20_body"><text:span text:style-name="Source_20_Text">end</text:span></text:p>
      <text:p text:style-name="P1">1ère partie : réalisation d'un reconnaisseur (analyseur lexical + syntaxique)</text:p>
      <text:h text:style-name="Heading_20_5" text:outline-level="5"/>
      <text:h text:style-name="Heading_20_5" text:outline-level="5">Pour débuter cette première étape vous disposez des éléments suivants :</text:h>
      <text:list xml:id="list251467571" text:style-name="List_20_1">
        <text:list-item>
          <text:p text:style-name="List_20_1">un fichier <text:span text:style-name="Source_20_Text">tp.y </text:span>qui contient un squelette de fichier pour Bison. Ce fichier est à compléter pour avoir un analyseur syntaxique complet et correct, cohérent avec l'analyseur lexical.</text:p>
        </text:list-item>
        <text:list-item>
          <text:p text:style-name="List_20_1">un fichier <text:span text:style-name="Source_20_Text">tp.h</text:span> qui contient différentes constantes symboliques (qui serviront ultérieurement pour la construction d'arbres de syntaxe abstraite) et des définitions de types.</text:p>
        </text:list-item>
        <text:list-item>
          <text:p text:style-name="List_20_1">un fichier <text:span text:style-name="Source_20_Text">tp.l</text:span> qui contient quelques éléments de l'analyseur lexical à produire. Ce fichier est à compléter pour obtenir un analyseur lexical complet pour le langage défini.</text:p>
        </text:list-item>
        <text:list-item>
          <text:p text:style-name="P9">un fichier <text:span text:style-name="Source_20_Text">tp_lex.c</text:span> qui se contente d'appeler l'analyseur produit par Flex et d'imprimer des messages selon ce qui a été reconnu par l'analyseur lexical. <text:span text:style-name="T10">La fonction </text:span><text:span text:style-name="T14">main</text:span><text:span text:style-name="T10"> du fichier </text:span><text:span text:style-name="Source_20_Text">tp_lex.c</text:span><text:span text:style-name="T10"> <text:s/>reconnaît l'option </text:span><text:span text:style-name="T14">-v </text:span>(verbose) et dans ce cas imprime au fur et à mesure les unités reconnues. <text:s/>Par défaut l'option est désactivée dans le programme de test.</text:p>
        </text:list-item>
        <text:list-item>
          <text:p text:style-name="P9"><text:span text:style-name="T10">Un fichier </text:span><text:span text:style-name="Source_20_Text">print.c</text:span><text:span text:style-name="T14"> </text:span><text:span text:style-name="T10">qui contient différentes fonctions pour imprimer une version complètement parenthésée des arbres abstraits, </text:span><text:span text:style-name="T13">si</text:span><text:span text:style-name="T10"> vous associez des actions à vos productions grammaticales pour construire des arbres abstraits (à faire dans un second temps) et que vous respectez le format prévu pour ces arbres.</text:span></text:p>
        </text:list-item>
        <text:list-item>
          <text:p text:style-name="P9"><text:span text:style-name="T10">Un fichier </text:span><text:span text:style-name="Source_20_Text">tp.c</text:span><text:span text:style-name="T14"> </text:span><text:span text:style-name="T10">qui sert à lancer l'analyseur syntaxique et, ultérieurement, l'interprète. La fonction </text:span><text:span text:style-name="T14">main</text:span><text:span text:style-name="T10"> du fichier </text:span><text:span text:style-name="Source_20_Text">tp.c</text:span><text:span text:style-name="T10"> <text:s/>reconnaît l'option </text:span><text:span text:style-name="Source_20_Text">-v </text:span>(verbose)<text:span text:style-name="T10"> d</text:span>ont le but devrait être d'imprimer les arbres abstraits (à vous d'insérer les appels aux fonctions définies dans <text:span text:style-name="Source_20_Text">print.c</text:span>).</text:p>
        </text:list-item>
        <text:list-item>
          <text:p text:style-name="P9"><text:span text:style-name="T20">Un fichier </text:span><text:span text:style-name="Source_20_Text"><text:span text:style-name="T19">makefile</text:span></text:span><text:span text:style-name="T20"> pour lancer Flex et produire différents exécutables (dont </text:span><text:span text:style-name="Source_20_Text"><text:span text:style-name="T19">tp</text:span></text:span><text:span text:style-name="T20"> et </text:span><text:span text:style-name="Source_20_Text"><text:span text:style-name="T19">tp_lex</text:span></text:span><text:span text:style-name="T20">).</text:span></text:p>
          <text:p text:style-name="P12"/>
        </text:list-item>
        <text:list-item>
          <text:p text:style-name="P13">Un répertoire <text:span text:style-name="Source_20_Text">test</text:span> avec des fichiers d'exemples (et des sous-répertoires pour les extensions à réaliser ultérieurement).</text:p>
        </text:list-item>
      </text:list>
      <text:p text:style-name="Text_20_body"/>
      <text:p text:style-name="Text_20_body"/>
      <text:p text:style-name="Text_20_body"><text:span text:style-name="T1">Travail à réaliser </text:span>:</text:p>
      <text:list xml:id="list430284978" text:continue-numbering="true" text:style-name="List_20_1">
        <text:list-item>
          <text:p text:style-name="List_20_1">Compléter les symboles que l'analyseur lexical doit retourner (abréviation <text:span text:style-name="Source_20_Text">Symbol</text:span> dans <text:span text:style-name="Source_20_Text">tp.l</text:span>).</text:p>
        </text:list-item>
        <text:list-item>
          <text:p text:style-name="List_20_1">Ajouter les opérateurs et constructions manquants pour l'analyse lexicale <text:s/>(<text:span text:style-name="Source_20_Text">tp.l</text:span>,<text:span text:style-name="T14"> </text:span><text:span text:style-name="Source_20_Text">tp.h</text:span><text:span text:style-name="T14">, </text:span><text:span text:style-name="Source_20_Text">tp_lex.c</text:span>). </text:p>
        </text:list-item>
        <text:list-item>
          <text:p text:style-name="List_20_1">Prendre en compte les délimiteurs (abréviation <text:span text:style-name="Source_20_Text">Delim</text:span> <text:s/>dans <text:span text:style-name="Source_20_Text">tp.l</text:span>) et les caractères erronés.</text:p>
        </text:list-item>
        <text:list-item>
          <text:p text:style-name="List_20_1"><text:span text:style-name="T18">É</text:span>ventuellement (car c'est sans incidence sur les étapes qui suivent) gérer le contenu des chaînes de caractères pour qu'elles s'affichent correctement.</text:p>
        </text:list-item>
        <text:list-item>
          <text:p text:style-name="List_20_1">Compiler (<text:span text:style-name="Source_20_Text">make tp_lex</text:span>) l'analyseur lexical et le tester sur quelques uns des fichiers de test.</text:p>
        </text:list-item>
      </text:list>
      <text:p text:style-name="Text_20_body"/>
      <text:p text:style-name="Text_20_body">Une fois que l'analyseur lexical semble correct :</text:p>
      <text:list xml:id="list1000888731" text:continue-numbering="true" text:style-name="List_20_1">
        <text:list-item>
          <text:p text:style-name="List_20_1">Compléter la partie grammaticale : <text:span text:style-name="Source_20_Text">if</text:span>, <text:span text:style-name="Source_20_Text">put</text:span>, <text:span text:style-name="Source_20_Text">get</text:span>, opérateurs absents, etc. (<text:span text:style-name="Source_20_Text">tp.y, tp.c</text:span>).</text:p>
        </text:list-item>
        <text:list-item>
          <text:p text:style-name="List_20_1">Compiler (<text:span text:style-name="Source_20_Text">make tp</text:span>) l'analyseur syntaxique et le tester sur quelques uns des fichiers de test.</text:p>
        </text:list-item>
        <text:list-item>
          <text:p text:style-name="List_20_1">Ajouter des actions sémantiques aux productions grammaticales pour construire des arbres abstraits et les afficher (voir les fonctions disponibles dans le fichier <text:span text:style-name="Source_20_Text">print.c</text:span>), afin de vérifier la bonne gestion des priorités d'opérateurs</text:p>
        </text:list-item>
        <text:list-item>
          <text:p text:style-name="List_20_1">Compiler (<text:span text:style-name="Source_20_Text">make tp</text:span>) l'analyseur syntaxique et le tester sur quelques uns des fichiers de test.</text:p>
        </text:list-item>
      </text:list>
      <text:list xml:id="list17947992321" text:style-name="L1">
        <text:list-header>
          <text:p text:style-name="P6"/>
        </text:list-header>
      </text:list>
      <text:p text:style-name="Text_20_body"/>
      <text:p text:style-name="Text_20_body"><text:span text:style-name="T3">Avertissement :</text:span> les fichiers fournis (<text:span text:style-name="Source_20_Text">tp.l</text:span>, <text:span text:style-name="Source_20_Text">tp.y</text:span>, <text:span text:style-name="Source_20_Text">tp.c</text:span>, etc.) sont bien sûr incomplets mais vous permettent dès le départ :</text:p>
      <text:list xml:id="list1694990692" text:continue-list="list1000888731" text:style-name="List_20_1">
        <text:list-item>
          <text:p text:style-name="List_20_1">De compiler une ébauche d'analyseur lexical</text:p>
          <text:p text:style-name="List_20_1"><text:span text:style-name="Source_20_Text">make tp_lex</text:span></text:p>
        </text:list-item>
        <text:list-item>
          <text:p text:style-name="List_20_1">De visualiser le résultat produit sur un des fichiers de tests :</text:p>
          <text:p text:style-name="List_20_1"><text:span text:style-name="Source_20_Text">./tp_lex -v test/enonce1.txt</text:span></text:p>
        </text:list-item>
      </text:list>
      <text:p text:style-name="P3">2ème partie : réalisation de l'interprète et extensions</text:p>
      <text:list xml:id="list1356734648" text:continue-list="list17947992321" text:style-name="L1">
        <text:list-header>
          <text:p text:style-name="P6"/>
        </text:list-header>
      </text:list>
      <text:p text:style-name="Text_20_body">Cette seconde partie consiste à étendre le « reconnaisseur » précédent afin d'obtenir un <text:span text:style-name="T1">interprète</text:span><text:span text:style-name="T17"> pour le langage source</text:span> (partie évaluation, précédée d'une partie « vérifications contextuelles »). </text:p>
      <text:list xml:id="list294331311" text:continue-list="list1694990692" text:style-name="List_20_1">
        <text:list-item>
          <text:p text:style-name="List_20_1">Le fichier <text:span text:style-name="Source_20_Text">tp.c</text:span> contient la fonction <text:span text:style-name="T14">main</text:span> de l'interprète ainsi que le code de certaines fonctions utiles dont les appels proviendront directement ou indirectement des actions que vous ajouterez aux productions grammaticales.</text:p>
          <text:p text:style-name="List_20_1"><text:span text:style-name="T10">La fonction </text:span><text:span text:style-name="T14">main</text:span><text:span text:style-name="T10"> du fichier </text:span><text:span text:style-name="Source_20_Text">tp.c</text:span><text:span text:style-name="T10"> <text:s/>implémente l'option </text:span><text:span text:style-name="T14">-v </text:span>(verbose) décri<text:span text:style-name="T10">te précédemment et prévoit l'option </text:span><text:span text:style-name="T14">-e </text:span>(noEval) dont le but devrait être de bl<text:span text:style-name="T10">oquer l'évaluation des expressions du programme source (par exemple pour ne s'occuper dans un premier temps que des vérifications contextuelles)</text:span><text:span text:style-name="T10"><text:note text:id="ftn1" text:note-class="footnote"><text:note-citation>1</text:note-citation><text:note-body><text:p text:style-name="Footnote">Le code actuel se contente de positionner la variable <text:span text:style-name="T14">noEval</text:span> à <text:span text:style-name="T14">TRUE</text:span>, sa valeur par défaut étant <text:span text:style-name="T14">FALSE.</text:span> Cette variable pourra être testée pour bloquer les évaluations d'expressions dans les fonctions que vous ajouterez </text:p></text:note-body></text:note></text:span><text:span text:style-name="T10">.</text:span><text:line-break/>Le fichier <text:span text:style-name="Source_20_Text">tp.c</text:span> contient une fonction <text:span text:style-name="Source_20_Text">getValue()</text:span> qui doit être appelée à chaque exécution de <text:span text:style-name="Source_20_Text">get()</text:span>. Cette fonction lit la prochaine donnée dans un fichier dont on aura fourni le nom au lancement de l'interprète. Ce lancement se fait de l'une des deux façons suivantes<text:line-break/><text:span text:style-name="Source_20_Text"><text:tab/>./tp fichier-du-programme.txt<text:line-break/></text:span>ou <text:tab/><text:span text:style-name="Source_20_Text"><text:span text:style-name="T4">./tp fichier-du-programme.txt fichier-des-donnees.dat<text:line-break/></text:span></text:span>selon que le programme source contient ou non des <text:span text:style-name="Source_20_Text"><text:span text:style-name="T4">get()</text:span></text:span>. Le fichier de données contient des constantes entières en nombre au moins égal au nombre de <text:span text:style-name="Source_20_Text"><text:span text:style-name="T4">get</text:span></text:span><text:span text:style-name="T6"> à exécuter, </text:span><text:span text:style-name="T9">chaque constante étant sur une ligne séparée.</text:span><text:span text:style-name="T8"><text:line-break/></text:span></text:p>
        </text:list-item>
        <text:list-item>
          <text:p text:style-name="P9">Le répertoire <text:span text:style-name="T14">test</text:span> avec des exemples (et des sous-répertoires pour les extensions).</text:p>
        </text:list-item>
        <text:list-item>
          <text:p text:style-name="P9">Un fichier shell <text:span text:style-name="Source_20_Text">test.sh</text:span> d'exécution automatique de tests (à utiliser ultérieurement).</text:p>
          <text:p text:style-name="P9"><text:line-break/>Appel : <text:span text:style-name="Source_20_Text">./test.sh programme.txt</text:span></text:p>
          <text:p text:style-name="P11"><text:s text:c="11"/><text:span text:style-name="Source_20_Text"><text:s/>./test.sh repertoire-de-test</text:span></text:p>
          <text:p text:style-name="P9"><text:span text:style-name="T14"><text:line-break/></text:span>Le fichier <text:span text:style-name="Source_20_Text">test.sh</text:span>, permet l’enchaînement automatique et le contrôle des résultats des fichiers de test du répertoire précédent. Il est muni de diverses options (faire <text:span text:style-name="Source_20_Text">./test.sh -h</text:span>). Pour que cette procédure de test fonctionne correctement, les conventions suivantes sont à respecter :</text:p>
          <text:list>
            <text:list-item>
              <text:p text:style-name="List_20_1">le programme source est dans un fichier d'extension <text:span text:style-name="Source_20_Text">.txt</text:span><text:span text:style-name="T10">. Les impressions et le résultat final iront dans un fichier d'extension </text:span><text:span text:style-name="T14">.out</text:span><text:span text:style-name="T10">. Il est aussi possible de préparer les résultats attendus (par exemple pour tester les messages affichés) dans un fichier d'extension </text:span><text:span text:style-name="Source_20_Text">.res</text:span><text:span text:style-name="T14"> </text:span><text:span text:style-name="T10">qui servira de « témoin » pour valider le contenu du fichier </text:span><text:span text:style-name="T14">.out</text:span><text:span text:style-name="T10">.</text:span></text:p>
            </text:list-item>
            <text:list-item>
              <text:p text:style-name="List_20_1">si le programme source est valide et s'exécute correctement, l'interprète doit émettre la chaîne <text:span text:style-name="Source_20_Text">result:</text:span> suivie du résultat du programme et d'un retour-charriot.</text:p>
            </text:list-item>
            <text:list-item>
              <text:p text:style-name="List_20_1">Si le programme est incorrect pour une raison quelconque, l'interprète doit terminer correctement (sauf dans le cas où le programme source boucle à l'exécution), ne pas émettre ce message <text:span text:style-name="Source_20_Text">result:</text:span> mais un message commençant par <text:span text:style-name="Source_20_Text">error:</text:span> suivi d'un texte indiquant la nature de l'erreur.</text:p>
            </text:list-item>
            <text:list-item>
              <text:p text:style-name="P10">Les fichiers des répertoires de test terminent avec un commentaire indiquant le résultat attendu ou un commentaire décrivant l'erreur. Par exemple</text:p>
            </text:list-item>
          </text:list>
        </text:list-item>
      </text:list>
      <text:p text:style-name="P14"><text:span text:style-name="Source_20_Text">begin if 1 = 0 then 1 else if 1 = 2 then 2 else 1 end </text:span></text:p>
      <text:p text:style-name="P14"><text:span text:style-name="Source_20_Text">/* </text:span></text:p>
      <text:p text:style-name="P14"><text:span text:style-name="Source_20_Text">result: 1 </text:span></text:p>
      <text:p text:style-name="P14"><text:span text:style-name="Source_20_Text">*/</text:span></text:p>
      <text:h text:style-name="Heading_20_5" text:outline-level="5">Travail à effectuer:</text:h>
      <text:list xml:id="list12663612371" text:style-name="L2">
        <text:list-item>
          <text:p text:style-name="P7">Compléter les fichiers <text:span text:style-name="Source_20_Text">tp.h</text:span>, <text:span text:style-name="Source_20_Text">tp.c</text:span> et <text:span text:style-name="Source_20_Text">tp.y</text:span> pour obtenir un interprète du langage. </text:p>
        </text:list-item>
        <text:list-item>
          <text:p text:style-name="P7">Réaliser des extensions au langage, une fois compris le principe des différentes parties. Ces extensions sont de nature lexicale, syntaxique, sémantique ou mixtes ! Elles sont de difficulté croissante.</text:p>
        </text:list-item>
      </text:list>
      <text:list xml:id="list2514675711" text:style-name="L3">
        <text:list-item>
          <text:p text:style-name="P5">Ajouter les opérateurs <text:span text:style-name="Source_20_Text">and</text:span>, <text:span text:style-name="Source_20_Text"><text:span text:style-name="T4">or</text:span></text:span> et <text:span text:style-name="Source_20_Text"><text:span text:style-name="T4">not</text:span></text:span> de manière à pouvoir combiner des expressions logiques. L'opérateur <text:span text:style-name="Source_20_Text"><text:span text:style-name="T4">not</text:span></text:span> a la plus forte priorité, suivi de <text:span text:style-name="Source_20_Text"><text:span text:style-name="T4">and</text:span></text:span>, puis de <text:span text:style-name="Source_20_Text"><text:span text:style-name="T4">or</text:span></text:span>. Les opérateurs binaires associent à gauche. Ils sont "séquentiels", à la C : ils n'évaluent leur second opérande que si le premier ne suffit pas à obtenir le résultat.</text:p>
        </text:list-item>
        <text:list-item>
          <text:p text:style-name="P5">Deux opérateurs unaires : <text:span text:style-name="Source_20_Text">+</text:span> et <text:span text:style-name="Source_20_Text">-</text:span>, prioritaires sur les autres opérateurs.</text:p>
        </text:list-item>
        <text:list-item>
          <text:p text:style-name="P5"><text:soft-page-break/>Une construction <text:span text:style-name="Source_20_Text">let id := E1 in E2</text:span> qui introduit une variable locale <text:span text:style-name="Source_20_Text">id</text:span> utilisable dans <text:span text:style-name="Source_20_Text"><text:span text:style-name="T4">E2</text:span></text:span> et initialisée à la valeur associée à <text:span text:style-name="Source_20_Text"><text:span text:style-name="T4">E1</text:span></text:span>. La nouvelle variable peut éventuellement masquer une variable de même nom, déjà visible. Cette construction a la plus faible précédence.</text:p>
        </text:list-item>
      </text:list>
      <text:p text:style-name="P4"/>
      <text:p text:style-name="Text_20_body"/>
      <text:h text:style-name="Heading_20_5" text:outline-level="5">Exemple de programme avec les extensions</text:h>
      <text:p text:style-name="Text_20_body"><text:span text:style-name="Source_20_Text">x := 3;</text:span></text:p>
      <text:p text:style-name="Text_20_body"><text:span text:style-name="Source_20_Text">x1 := if not x &gt; 0 and x &lt; 12 then 1 else x * 2;</text:span></text:p>
      <text:p text:style-name="Text_20_body"><text:span text:style-name="Source_20_Text">x2 := if not x &gt; 0 and x &lt; 12 then 1 else let y := (x – 1) in y * x;</text:span></text:p>
      <text:p text:style-name="Text_20_body"><text:span text:style-name="Source_20_Text">x3 := put("Cas0: ", if 3 &lt; 2 then x1 else - x2 - - x2);</text:span></text:p>
      <text:p text:style-name="Text_20_body"><text:span text:style-name="Source_20_Text">k := if not x &lt;&gt; 0 or x1 &lt; 7 and x3 = x2 then 1 else 0;</text:span></text:p>
      <text:p text:style-name="Text_20_body"><text:span text:style-name="Source_20_Text">k1 := put("Cas1: ", let x := 3 * x in x * let x := x + 1 in x * 2);</text:span></text:p>
      <text:p text:style-name="Text_20_body"><text:span text:style-name="Source_20_Text">k2 := put("Cas2: ", let x := 3 * x in (x * let x := x + 1 in (x * 2)));</text:span></text:p>
      <text:p text:style-name="Text_20_body"><text:span text:style-name="Source_20_Text">k3 := put("Cas3: ", (let x := 3 * x in x) * let x := x + 1 in (x * 2));</text:span></text:p>
      <text:p text:style-name="Text_20_body"><text:span text:style-name="Source_20_Text">z := 2;</text:span></text:p>
      <text:p text:style-name="Text_20_body"><text:span text:style-name="Source_20_Text">begin</text:span></text:p>
      <text:p text:style-name="Text_20_body"><text:span text:style-name="Source_20_Text"><text:s text:c="4"/></text:span><text:span text:style-name="Source_20_Text"><text:span text:style-name="T5">z</text:span></text:span></text:p>
      <text:p text:style-name="Text_20_body"><text:span text:style-name="Source_20_Text">end</text:span></text:p>
      <text:p text:style-name="Text_20_body"><text:span text:style-name="Source_20_Text"><text:span text:style-name="T2">/* </text:span></text:span></text:p>
      <text:p text:style-name="Text_20_body"><text:span text:style-name="Source_20_Text"><text:span text:style-name="T2">result: 2 </text:span></text:span></text:p>
      <text:p text:style-name="Text_20_body"><text:span text:style-name="Source_20_Text"><text:span text:style-name="T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face style:name="Times New Roman3" svg:font-family="'Times New Roman'" style:font-family-generic="roman"/>
    <style:font-face style:name="Times New Roman4" svg:font-family="'Times New Roman'" style:font-adornments="Normal" style:font-family-generic="roman"/>
    <style:font-face style:name="Courier New1" svg:font-family="'Courier New'" style:font-family-generic="modern" style:font-pitch="fixed"/>
    <style:font-face style:name="Courier New" svg:font-family="'Courier New'" style:font-adornments="Italique"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fo:color="#000080" style:font-name="Times New Roman1" fo:font-size="13pt" fo:language="fr" fo:country="FR"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cm" style:line-spacing="0.049cm" style:page-number="auto">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 style:position="13cm"/>
          <style:tab-stop style:position="14cm"/>
          <style:tab-stop style:position="15cm"/>
          <style:tab-stop style:position="16cm"/>
          <style:tab-stop style:position="17cm"/>
        </style:tab-stops>
      </style:paragraph-properties>
      <style:text-properties fo:font-size="11pt"/>
    </style:style>
    <style:style style:name="Heading_20_1" style:display-name="Heading 1" style:family="paragraph" style:parent-style-name="Heading" style:next-style-name="Text_20_body" style:default-outline-level="1" style:class="text">
      <style:paragraph-properties fo:margin-top="0.21cm" fo:margin-bottom="0.109cm" fo:text-align="start" style:justify-single-word="false">
        <style:tab-stops/>
      </style:paragraph-properties>
      <style:text-properties style:font-name="Times New Roman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109cm" fo:text-align="start" style:justify-single-word="false">
        <style:tab-stops>
          <style:tab-stop style:position="17cm" style:type="right"/>
        </style:tab-stops>
      </style:paragraph-properties>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style:line-spacing="0.049cm" fo:text-align="start" style:justify-single-word="false" fo:text-indent="-0.6cm" style:auto-text-indent="false">
        <style:tab-stops/>
      </style:paragraph-properties>
      <style:text-properties style:use-window-font-color="true" style:font-name="Times New Roman1"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cm" fo:margin-right="0cm" fo:margin-top="0cm" fo:margin-bottom="0cm" style:line-spacing="0.049cm" fo:text-align="start" style:justify-single-word="false" fo:text-indent="-0.6cm" style:auto-text-indent="false" fo:background-color="transparent">
        <style:tab-stops/>
        <style:background-image/>
      </style:paragraph-properties>
      <style:text-properties style:use-window-font-color="true" style:font-name="Times New Roman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109cm" fo:text-align="start" style:justify-single-word="false"/>
      <style:text-properties style:use-window-font-color="true" style:font-name="Times New Roman2" fo:font-size="11pt"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fo:language="fr" fo:country="FR"/>
    </style:style>
    <style:style style:name="Numbering_20_2" style:display-name="Numbering 2" style:family="paragraph" style:parent-style-name="List" style:list-style-name="Numbering_20_2" style:class="list">
      <style:paragraph-properties fo:margin="100%" fo:margin-left="0.4cm" fo:margin-right="0cm" fo:margin-top="0cm" fo:margin-bottom="0.109cm" fo:text-indent="0cm" style:auto-text-indent="false">
        <style:tab-stops/>
      </style:paragraph-properties>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2_20_Start" style:display-name="Numbering 2 Start" style:family="paragraph" style:parent-style-name="List" style:list-style-name="Numbering_20_2" style:class="list" style:master-page-name="">
      <style:paragraph-properties fo:margin="100%" fo:margin-left="1.27cm" fo:margin-right="0cm" fo:margin-top="0cm" fo:margin-bottom="0.109cm" fo:text-indent="-0.635cm" style:auto-text-indent="false" style:page-number="auto" fo:background-color="transparent" style:shadow="none" text:number-lines="true" text:line-number="1">
        <style:tab-stops/>
        <style:background-image/>
      </style:paragraph-properties>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XSmall" style:family="paragraph" style:parent-style-name="Text_20_body" style:class="text">
      <style:text-properties style:font-name="Arial" fo:font-size="5pt" style:font-size-asian="5pt" style:font-size-complex="5pt"/>
    </style:style>
    <style:style style:name="List_20_1" style:display-name="List 1" style:family="paragraph" style:parent-style-name="List" style:list-style-name="List_20_1" style:class="list" style:master-page-name="">
      <style:paragraph-properties fo:margin="100%" fo:margin-left="0.4cm" fo:margin-right="0cm" fo:margin-top="0cm" fo:margin-bottom="0cm" fo:line-height="100%" fo:text-indent="0cm" style:auto-text-indent="false"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éférence" style:family="paragraph" style:parent-style-name="Text_20_body" style:next-style-name="Text_20_body" style:master-page-name="">
      <style:paragraph-properties fo:text-align="end" style:justify-single-word="false" style:page-number="auto" style:shadow="none"/>
      <style:text-properties style:font-name="Arial1" style:text-underline-style="solid" style:text-underline-width="auto" style:text-underline-color="font-color"/>
    </style:style>
    <style:style style:name="Identité" style:family="paragraph" style:parent-style-name="Text_20_body" style:next-style-name="Text_20_body" style:class="text">
      <style:paragraph-properties>
        <style:tab-stops>
          <style:tab-stop style:position="7.001cm"/>
          <style:tab-stop style:position="14cm"/>
        </style:tab-stops>
      </style:paragraph-properties>
      <style:text-properties fo:font-size="12pt" fo:font-weight="bold"/>
    </style:style>
    <style:style style:name="Introduction" style:family="paragraph" style:parent-style-name="Text_20_body" style:next-style-name="Text_20_body" style:class="text">
      <style:paragraph-properties fo:text-align="center" style:justify-single-word="false"/>
      <style:text-properties fo:font-style="italic"/>
    </style:style>
    <style:style style:name="Corps_20_2" style:display-name="Corps 2" style:family="paragraph" style:parent-style-name="Text_20_body" style:class="text">
      <style:paragraph-properties fo:margin="100%" fo:margin-left="1.199cm" fo:margin-right="0cm" fo:margin-top="0cm" fo:margin-bottom="0cm" fo:text-indent="0cm" style:auto-text-indent="false"/>
    </style:style>
    <style:style style:name="Corps_20_1" style:display-name="Corps 1" style:family="paragraph" style:parent-style-name="Text_20_body" style:class="text">
      <style:paragraph-properties fo:margin="100%" fo:margin-left="0.6cm" fo:margin-right="0cm" fo:margin-top="0cm" fo:margin-bottom="0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Code" style:family="text">
      <style:text-properties style:font-name="Courier New" fo:font-size="11pt" fo:font-style="italic" fo:background-color="#cccccc"/>
    </style:style>
    <style:style style:name="Strong_20_Emphasis" style:display-name="Strong Emphasis" style:family="text">
      <style:text-properties fo:color="#800000" fo:font-size="11pt"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Courier New1" style:font-name-complex="Courier New1"/>
    </style:style>
    <style:style style:name="Source_20_Text" style:display-name="Source Text" style:family="text">
      <style:text-properties fo:color="#000080" style:font-name="Courier New1" fo:language="zxx" fo:country="none" style:font-name-asian="Courier New1" style:font-name-complex="Courier New1"/>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prefix="Exercice " style:num-suffix=" :" style:num-format="1">
        <style:list-level-properties text:min-label-distance="0.33cm"/>
      </text:outline-level-style>
      <text:outline-level-style text:level="3" style:num-suffix="." style:num-format="1">
        <style:list-level-properties text:min-label-distance="0.28cm"/>
      </text:outline-level-style>
      <text:outline-level-style text:level="4" style:num-suffix=")" style:num-format="a" style:num-letter-sync="true">
        <style:list-level-properties text:space-before="0.499cm" text:min-label-distance="0.2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I">
        <style:list-level-properties text:min-label-width="0.499cm"/>
      </text:list-level-style-number>
      <text:list-level-style-number text:level="2" text:style-name="Numbering_20_Symbols" style:num-suffix="." style:num-format="1">
        <style:list-level-properties text:space-before="0.251cm" text:min-label-width="0.499cm"/>
      </text:list-level-style-number>
      <text:list-level-style-number text:level="3" text:style-name="Numbering_20_Symbols" style:num-suffix="." style:num-format="a">
        <style:list-level-properties text:space-before="0.501cm" text:min-label-width="0.499cm"/>
      </text:list-level-style-number>
      <text:list-level-style-number text:level="4" text:style-name="Numbering_20_Symbols" style:num-suffix="." style:num-format="i" text:display-levels="2">
        <style:list-level-properties text:space-before="0.752cm" text:min-label-width="0.499cm"/>
      </text:list-level-style-number>
      <text:list-level-style-number text:level="5" text:style-name="Numbering_20_Symbols" style:num-suffix=")" style:num-format="i">
        <style:list-level-properties text:space-before="1.002cm" text:min-label-width="0.499cm"/>
      </text:list-level-style-number>
      <text:list-level-style-number text:level="6" text:style-name="Numbering_20_Symbols" style:num-suffix="." style:num-format="">
        <style:list-level-properties text:space-before="1.253cm" text:min-label-width="0.499cm"/>
      </text:list-level-style-number>
      <text:list-level-style-number text:level="7" text:style-name="Numbering_20_Symbols" style:num-suffix="." style:num-format="">
        <style:list-level-properties text:space-before="1.503cm" text:min-label-width="0.499cm"/>
      </text:list-level-style-number>
      <text:list-level-style-number text:level="8" text:style-name="Numbering_20_Symbols" style:num-suffix="." style:num-format="">
        <style:list-level-properties text:space-before="1.753cm" text:min-label-width="0.499cm"/>
      </text:list-level-style-number>
      <text:list-level-style-number text:level="9" text:style-name="Numbering_20_Symbols" style:num-suffix="." style:num-format="">
        <style:list-level-properties text:space-before="2.004cm" text:min-label-width="0.499cm"/>
      </text:list-level-style-number>
      <text:list-level-style-number text:level="10" text:style-name="Numbering_20_Symbols" style:num-suffix="." style:num-format="">
        <style:list-level-properties text:space-before="2.254cm" text:min-label-width="0.499cm"/>
      </text:list-level-style-number>
    </text:list-style>
    <text:list-style style:name="Numbering_20_2" style:display-name="Numbering 2">
      <text:list-level-style-number text:level="1" text:style-name="Numbering_20_Symbols" style:num-suffix=")" style:num-format="i">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text:bullet-char="●">
        <style:list-level-properties text:min-label-width="0.4cm"/>
        <style:text-properties style:font-name="Times New Roman4"/>
      </text:list-level-style-bullet>
      <text:list-level-style-bullet text:level="2" text:style-name="Bullet_20_Symbols" text:bullet-char="●">
        <style:list-level-properties text:space-before="0.401cm" text:min-label-width="0.4cm"/>
        <style:text-properties style:font-name="Times New Roman4"/>
      </text:list-level-style-bullet>
      <text:list-level-style-bullet text:level="3" text:style-name="Bullet_20_Symbols" text:bullet-char="●">
        <style:list-level-properties text:space-before="0.799cm" text:min-label-width="0.4cm"/>
        <style:text-properties style:font-name="Times New Roman4"/>
      </text:list-level-style-bullet>
      <text:list-level-style-bullet text:level="4" text:style-name="Bullet_20_Symbols" text:bullet-char="●">
        <style:list-level-properties text:space-before="1.2cm" text:min-label-width="0.4cm"/>
        <style:text-properties style:font-name="Times New Roman4"/>
      </text:list-level-style-bullet>
      <text:list-level-style-bullet text:level="5" text:style-name="Bullet_20_Symbols" text:bullet-char="●">
        <style:list-level-properties text:space-before="1.6cm" text:min-label-width="0.4cm"/>
        <style:text-properties style:font-name="Times New Roman4"/>
      </text:list-level-style-bullet>
      <text:list-level-style-bullet text:level="6" text:style-name="Bullet_20_Symbols" text:bullet-char="●">
        <style:list-level-properties text:space-before="2.001cm" text:min-label-width="0.4cm"/>
        <style:text-properties style:font-name="Times New Roman4"/>
      </text:list-level-style-bullet>
      <text:list-level-style-bullet text:level="7" text:style-name="Bullet_20_Symbols" text:bullet-char="●">
        <style:list-level-properties text:space-before="2.399cm" text:min-label-width="0.4cm"/>
        <style:text-properties style:font-name="Times New Roman4"/>
      </text:list-level-style-bullet>
      <text:list-level-style-bullet text:level="8" text:style-name="Bullet_20_Symbols" text:bullet-char="●">
        <style:list-level-properties text:space-before="2.8cm" text:min-label-width="0.4cm"/>
        <style:text-properties style:font-name="Times New Roman4"/>
      </text:list-level-style-bullet>
      <text:list-level-style-bullet text:level="9" text:style-name="Bullet_20_Symbols" text:bullet-char="●">
        <style:list-level-properties text:space-before="3.2cm" text:min-label-width="0.4cm"/>
        <style:text-properties style:font-name="Times New Roman4"/>
      </text:list-level-style-bullet>
      <text:list-level-style-bullet text:level="10" text:style-name="Bullet_20_Symbols" text:bullet-char="●">
        <style:list-level-properties text:space-before="3.601cm" text:min-label-width="0.4cm"/>
        <style:text-properties style:font-name="Times New Roman4"/>
      </text:list-level-style-bullet>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1.36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td</dc:title>
    <meta:creation-date>2011-11-23T16:30:33.30</meta:creation-date>
    <meta:editing-cycles>37</meta:editing-cycles>
    <meta:editing-duration>PT13H9M4S</meta:editing-duration>
    <dc:date>2013-01-13T16:58:09</dc:date>
    <meta:printed-by>Frederic Voisin</meta:printed-by>
    <meta:print-date>2012-01-19T11:40:39</meta:print-date>
    <dc:creator>Frédéric </dc:creator>
    <meta:document-statistic meta:table-count="0" meta:image-count="0" meta:object-count="0" meta:page-count="4" meta:paragraph-count="89" meta:word-count="1742" meta:character-count="9540" meta:non-whitespace-character-count="8837"/>
    <meta:user-defined meta:name="Info 1"/>
    <meta:user-defined meta:name="Info 2"/>
    <meta:user-defined meta:name="Info 3"/>
    <meta:user-defined meta:name="Info 4"/>
    <meta:template xlink:type="simple" xlink:actuate="onRequest" xlink:title="td" xlink:href="../../../../AppData/Roaming/LibreOffice/3/user/template/td1.ott" meta:date="2012-08-14T14:20:44.55"/>
  </office:meta>
</office:document-meta>
</file>